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8cm" svg:height="15cm" svg:x="8cm" svg:y="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OLY-MAIN PANEL</text:p>
        </draw:rect>
        <draw:rect draw:style-name="gr1" draw:text-style-name="P1" draw:layer="layout" svg:width="6cm" svg:height="6cm" svg:x="10.5cm" svg:y="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OLY-OL3-WC</text:p>
        </draw:rect>
        <draw:g>
          <draw:rect draw:style-name="gr1" draw:text-style-name="P1" draw:layer="layout" svg:width="6.5cm" svg:height="6cm" svg:x="17.5cm" svg:y="9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POLY-CMAPI-WC</text:p>
          </draw:rect>
          <draw:rect draw:style-name="gr2" draw:text-style-name="P1" draw:layer="layout" svg:width="4cm" svg:height="3cm" svg:x="18.5cm" svg:y="10.5cm">
            <text:p text:style-name="P1">CMAPI - JS</text:p>
          </draw:rect>
        </draw:g>
        <draw:rect draw:style-name="gr2" draw:text-style-name="P1" draw:layer="layout" svg:width="24cm" svg:height="1cm" svg:x="2cm" svg:y="1.5cm">
          <text:p text:style-name="P1">ANGULAR - JS</text:p>
        </draw:rect>
        <draw:rect draw:style-name="gr2" draw:text-style-name="P1" draw:layer="layout" svg:width="4cm" svg:height="3cm" svg:x="11.5cm" svg:y="10.5cm">
          <text:p text:style-name="P1">OL3 - JS</text:p>
        </draw:rect>
        <draw:rect draw:style-name="gr1" draw:text-style-name="P1" draw:layer="layout" svg:width="6cm" svg:height="15cm" svg:x="2cm" svg:y="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OLY-DRAWER</text:p>
        </draw:rect>
        <draw:ellipse draw:style-name="gr1" draw:text-style-name="P1" draw:layer="layout" svg:width="2.5cm" svg:height="2cm" svg:x="8cm" svg:y="5.5cm">
          <text:p text:style-name="P1">POLY-</text:p>
          <text:p text:style-name="P1">FAB</text:p>
        </draw:ellipse>
        <draw:ellipse draw:style-name="gr1" draw:text-style-name="P1" draw:layer="layout" svg:width="2.5cm" svg:height="2cm" svg:x="5.5cm" svg:y="5.5cm">
          <text:p text:style-name="P1">POLY-</text:p>
          <text:p text:style-name="P1">FAB</text:p>
        </draw:ellipse>
        <draw:rect draw:style-name="gr1" draw:text-style-name="P1" draw:layer="layout" svg:width="5cm" svg:height="6cm" svg:x="2.5cm" svg:y="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OLY-MENU</text:p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M23S</meta:editing-duration>
    <meta:editing-cycles>3</meta:editing-cycles>
    <meta:generator>OpenOffice/4.1.1$Win32 OpenOffice.org_project/411m6$Build-9775</meta:generator>
    <dc:date>2015-05-31T08:26:23.06</dc:date>
    <dc:creator>Jose Luis López López</dc:creator>
    <meta:document-statistic meta:object-count="34"/>
  </office:meta>
</office:document-meta>
</file>